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formula="of:=IF([.B1]&lt;0.166;&quot;Vic&quot;;IF([.B1]&lt;0.333;&quot;Charlie&quot;;IF([.B1]&lt;0.666;&quot;William&quot;;&quot;Heidi&quot;)))" office:value-type="string" office:string-value="William">
            <text:p>William</text:p>
          </table:table-cell>
          <table:table-cell table:formula="of:=RAND()" office:value-type="float" office:value="0.489990234375">
            <text:p>0.4899902344</text:p>
          </table:table-cell>
        </table:table-row>
        <table:table-row table:style-name="ro1">
          <table:table-cell table:formula="of:=IF([.B2]&lt;0.166;&quot;Vic&quot;;IF([.B2]&lt;0.333;&quot;Charlie&quot;;IF([.B2]&lt;0.666;&quot;William&quot;;&quot;Heidi&quot;)))" office:value-type="string" office:string-value="William">
            <text:p>William</text:p>
          </table:table-cell>
          <table:table-cell table:formula="of:=RAND()" office:value-type="float" office:value="0.348175048828125">
            <text:p>0.3481750488</text:p>
          </table:table-cell>
        </table:table-row>
        <table:table-row table:style-name="ro1">
          <table:table-cell table:formula="of:=IF([.B3]&lt;0.166;&quot;Vic&quot;;IF([.B3]&lt;0.333;&quot;Charlie&quot;;IF([.B3]&lt;0.666;&quot;William&quot;;&quot;Heidi&quot;)))" office:value-type="string" office:string-value="William">
            <text:p>William</text:p>
          </table:table-cell>
          <table:table-cell table:formula="of:=RAND()" office:value-type="float" office:value="0.57177734375">
            <text:p>0.5717773438</text:p>
          </table:table-cell>
        </table:table-row>
        <table:table-row table:style-name="ro1">
          <table:table-cell table:formula="of:=IF([.B4]&lt;0.166;&quot;Vic&quot;;IF([.B4]&lt;0.333;&quot;Charlie&quot;;IF([.B4]&lt;0.666;&quot;William&quot;;&quot;Heidi&quot;)))" office:value-type="string" office:string-value="Vic">
            <text:p>Vic</text:p>
          </table:table-cell>
          <table:table-cell table:formula="of:=RAND()" office:value-type="float" office:value="0.023468017578125">
            <text:p>0.0234680176</text:p>
          </table:table-cell>
        </table:table-row>
        <table:table-row table:style-name="ro1">
          <table:table-cell table:formula="of:=IF([.B5]&lt;0.166;&quot;Vic&quot;;IF([.B5]&lt;0.333;&quot;Charlie&quot;;IF([.B5]&lt;0.666;&quot;William&quot;;&quot;Heidi&quot;)))" office:value-type="string" office:string-value="Charlie">
            <text:p>Charlie</text:p>
          </table:table-cell>
          <table:table-cell table:formula="of:=RAND()" office:value-type="float" office:value="0.249481201171875">
            <text:p>0.2494812012</text:p>
          </table:table-cell>
        </table:table-row>
        <table:table-row table:style-name="ro1">
          <table:table-cell table:formula="of:=IF([.B6]&lt;0.166;&quot;Vic&quot;;IF([.B6]&lt;0.333;&quot;Charlie&quot;;IF([.B6]&lt;0.666;&quot;William&quot;;&quot;Heidi&quot;)))" office:value-type="string" office:string-value="William">
            <text:p>William</text:p>
          </table:table-cell>
          <table:table-cell table:formula="of:=RAND()" office:value-type="float" office:value="0.481964111328125">
            <text:p>0.4819641113</text:p>
          </table:table-cell>
        </table:table-row>
        <table:table-row table:style-name="ro1">
          <table:table-cell table:formula="of:=IF([.B7]&lt;0.166;&quot;Vic&quot;;IF([.B7]&lt;0.333;&quot;Charlie&quot;;IF([.B7]&lt;0.666;&quot;William&quot;;&quot;Heidi&quot;)))" office:value-type="string" office:string-value="William">
            <text:p>William</text:p>
          </table:table-cell>
          <table:table-cell table:formula="of:=RAND()" office:value-type="float" office:value="0.591522216796875">
            <text:p>0.5915222168</text:p>
          </table:table-cell>
        </table:table-row>
        <table:table-row table:style-name="ro1">
          <table:table-cell table:formula="of:=IF([.B8]&lt;0.166;&quot;Vic&quot;;IF([.B8]&lt;0.333;&quot;Charlie&quot;;IF([.B8]&lt;0.666;&quot;William&quot;;&quot;Heidi&quot;)))" office:value-type="string" office:string-value="Heidi">
            <text:p>Heidi</text:p>
          </table:table-cell>
          <table:table-cell table:formula="of:=RAND()" office:value-type="float" office:value="0.7261962890625">
            <text:p>0.7261962891</text:p>
          </table:table-cell>
        </table:table-row>
        <table:table-row table:style-name="ro1">
          <table:table-cell table:formula="of:=IF([.B9]&lt;0.166;&quot;Vic&quot;;IF([.B9]&lt;0.333;&quot;Charlie&quot;;IF([.B9]&lt;0.666;&quot;William&quot;;&quot;Heidi&quot;)))" office:value-type="string" office:string-value="Heidi">
            <text:p>Heidi</text:p>
          </table:table-cell>
          <table:table-cell table:formula="of:=RAND()" office:value-type="float" office:value="0.779205322265625">
            <text:p>0.7792053223</text:p>
          </table:table-cell>
        </table:table-row>
        <table:table-row table:style-name="ro1">
          <table:table-cell table:formula="of:=IF([.B10]&lt;0.166;&quot;Vic&quot;;IF([.B10]&lt;0.333;&quot;Charlie&quot;;IF([.B10]&lt;0.666;&quot;William&quot;;&quot;Heidi&quot;)))" office:value-type="string" office:string-value="Charlie">
            <text:p>Charlie</text:p>
          </table:table-cell>
          <table:table-cell table:formula="of:=RAND()" office:value-type="float" office:value="0.207733154296875">
            <text:p>0.2077331543</text:p>
          </table:table-cell>
        </table:table-row>
        <table:table-row table:style-name="ro1">
          <table:table-cell table:formula="of:=IF([.B11]&lt;0.166;&quot;Vic&quot;;IF([.B11]&lt;0.333;&quot;Charlie&quot;;IF([.B11]&lt;0.666;&quot;William&quot;;&quot;Heidi&quot;)))" office:value-type="string" office:string-value="Heidi">
            <text:p>Heidi</text:p>
          </table:table-cell>
          <table:table-cell table:formula="of:=RAND()" office:value-type="float" office:value="0.78411865234375">
            <text:p>0.7841186523</text:p>
          </table:table-cell>
        </table:table-row>
        <table:table-row table:style-name="ro1">
          <table:table-cell table:formula="of:=IF([.B12]&lt;0.166;&quot;Vic&quot;;IF([.B12]&lt;0.333;&quot;Charlie&quot;;IF([.B12]&lt;0.666;&quot;William&quot;;&quot;Heidi&quot;)))" office:value-type="string" office:string-value="Vic">
            <text:p>Vic</text:p>
          </table:table-cell>
          <table:table-cell table:formula="of:=RAND()" office:value-type="float" office:value="0.0953369140625">
            <text:p>0.0953369141</text:p>
          </table:table-cell>
        </table:table-row>
        <table:table-row table:style-name="ro1">
          <table:table-cell table:formula="of:=IF([.B13]&lt;0.166;&quot;Vic&quot;;IF([.B13]&lt;0.333;&quot;Charlie&quot;;IF([.B13]&lt;0.666;&quot;William&quot;;&quot;Heidi&quot;)))" office:value-type="string" office:string-value="William">
            <text:p>William</text:p>
          </table:table-cell>
          <table:table-cell table:formula="of:=RAND()" office:value-type="float" office:value="0.6610107421875">
            <text:p>0.6610107422</text:p>
          </table:table-cell>
        </table:table-row>
        <table:table-row table:style-name="ro1">
          <table:table-cell table:formula="of:=IF([.B14]&lt;0.166;&quot;Vic&quot;;IF([.B14]&lt;0.333;&quot;Charlie&quot;;IF([.B14]&lt;0.666;&quot;William&quot;;&quot;Heidi&quot;)))" office:value-type="string" office:string-value="Vic">
            <text:p>Vic</text:p>
          </table:table-cell>
          <table:table-cell table:formula="of:=RAND()" office:value-type="float" office:value="0.104339599609375">
            <text:p>0.1043395996</text:p>
          </table:table-cell>
        </table:table-row>
        <table:table-row table:style-name="ro1">
          <table:table-cell table:formula="of:=IF([.B15]&lt;0.166;&quot;Vic&quot;;IF([.B15]&lt;0.333;&quot;Charlie&quot;;IF([.B15]&lt;0.666;&quot;William&quot;;&quot;Heidi&quot;)))" office:value-type="string" office:string-value="Heidi">
            <text:p>Heidi</text:p>
          </table:table-cell>
          <table:table-cell table:formula="of:=RAND()" office:value-type="float" office:value="0.9388427734375">
            <text:p>0.9388427734</text:p>
          </table:table-cell>
        </table:table-row>
        <table:table-row table:style-name="ro1">
          <table:table-cell table:formula="of:=IF([.B16]&lt;0.166;&quot;Vic&quot;;IF([.B16]&lt;0.333;&quot;Charlie&quot;;IF([.B16]&lt;0.666;&quot;William&quot;;&quot;Heidi&quot;)))" office:value-type="string" office:string-value="Heidi">
            <text:p>Heidi</text:p>
          </table:table-cell>
          <table:table-cell table:formula="of:=RAND()" office:value-type="float" office:value="0.68548583984375">
            <text:p>0.6854858398</text:p>
          </table:table-cell>
        </table:table-row>
        <table:table-row table:style-name="ro1">
          <table:table-cell table:formula="of:=IF([.B17]&lt;0.166;&quot;Vic&quot;;IF([.B17]&lt;0.333;&quot;Charlie&quot;;IF([.B17]&lt;0.666;&quot;William&quot;;&quot;Heidi&quot;)))" office:value-type="string" office:string-value="Heidi">
            <text:p>Heidi</text:p>
          </table:table-cell>
          <table:table-cell table:formula="of:=RAND()" office:value-type="float" office:value="0.96405029296875">
            <text:p>0.964050293</text:p>
          </table:table-cell>
        </table:table-row>
        <table:table-row table:style-name="ro1">
          <table:table-cell table:formula="of:=IF([.B18]&lt;0.166;&quot;Vic&quot;;IF([.B18]&lt;0.333;&quot;Charlie&quot;;IF([.B18]&lt;0.666;&quot;William&quot;;&quot;Heidi&quot;)))" office:value-type="string" office:string-value="Charlie">
            <text:p>Charlie</text:p>
          </table:table-cell>
          <table:table-cell table:formula="of:=RAND()" office:value-type="float" office:value="0.2657470703125">
            <text:p>0.2657470703</text:p>
          </table:table-cell>
        </table:table-row>
        <table:table-row table:style-name="ro1">
          <table:table-cell table:formula="of:=IF([.B19]&lt;0.166;&quot;Vic&quot;;IF([.B19]&lt;0.333;&quot;Charlie&quot;;IF([.B19]&lt;0.666;&quot;William&quot;;&quot;Heidi&quot;)))" office:value-type="string" office:string-value="William">
            <text:p>William</text:p>
          </table:table-cell>
          <table:table-cell table:formula="of:=RAND()" office:value-type="float" office:value="0.369964599609375">
            <text:p>0.3699645996</text:p>
          </table:table-cell>
        </table:table-row>
        <table:table-row table:style-name="ro1">
          <table:table-cell table:formula="of:=IF([.B20]&lt;0.166;&quot;Vic&quot;;IF([.B20]&lt;0.333;&quot;Charlie&quot;;IF([.B20]&lt;0.666;&quot;William&quot;;&quot;Heidi&quot;)))" office:value-type="string" office:string-value="Charlie">
            <text:p>Charlie</text:p>
          </table:table-cell>
          <table:table-cell table:formula="of:=RAND()" office:value-type="float" office:value="0.26513671875">
            <text:p>0.2651367188</text:p>
          </table:table-cell>
        </table:table-row>
        <table:table-row table:style-name="ro1">
          <table:table-cell table:formula="of:=IF([.B21]&lt;0.166;&quot;Vic&quot;;IF([.B21]&lt;0.333;&quot;Charlie&quot;;IF([.B21]&lt;0.666;&quot;William&quot;;&quot;Heidi&quot;)))" office:value-type="string" office:string-value="Heidi">
            <text:p>Heidi</text:p>
          </table:table-cell>
          <table:table-cell table:formula="of:=RAND()" office:value-type="float" office:value="0.74859619140625">
            <text:p>0.7485961914</text:p>
          </table:table-cell>
        </table:table-row>
        <table:table-row table:style-name="ro1">
          <table:table-cell table:formula="of:=IF([.B22]&lt;0.166;&quot;Vic&quot;;IF([.B22]&lt;0.333;&quot;Charlie&quot;;IF([.B22]&lt;0.666;&quot;William&quot;;&quot;Heidi&quot;)))" office:value-type="string" office:string-value="Heidi">
            <text:p>Heidi</text:p>
          </table:table-cell>
          <table:table-cell table:formula="of:=RAND()" office:value-type="float" office:value="0.913909912109375">
            <text:p>0.91390991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6">08/26/2012</text:date>, <text:time>19:0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4T21:55:56.49</meta:creation-date>
    <dc:date>2012-08-26T19:05:39.28</dc:date>
    <meta:editing-duration>P1DT20H54M42S</meta:editing-duration>
    <meta:editing-cycles>1</meta:editing-cycles>
    <meta:document-statistic meta:table-count="3" meta:cell-count="44" meta:object-count="0"/>
    <meta:generator>OpenOffice.org/3.4$Win32 OpenOffice.org_project/340m1$Build-9590</meta:generator>
  </office:meta>
</office:document-meta>
</file>